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3cm" svg:height="0.87cm" draw:z-index="0"><draw:image xlink:href="../../odt/images/0032.png" xlink:type="simple" xlink:show="embed" xlink:actuate="onLoad"/></draw:frame></text:p>
          </table:table-cell>
          <table:table-cell table:style-name="Table1.B1" office:value-type="string">
            <text:h text:style-name="P6" text:outline-level="1">Инерционно-дифференцирующее звено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3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379cm" svg:height="1.48cm" draw:z-index="1"><draw:image xlink:href="../../odt/images/003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2">векторизован</text:span><text:span text:style-name="T5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text:span text:style-name="T5"><draw:frame draw:style-name="fr3" draw:name="Объект1" text:anchor-type="as-char" svg:width="5.944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,</text:span></text:p>
            <text:p text:style-name="P2"><text:span text:style-name="T5">где</text:span><text:span text:style-name="T5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–</text:span><text:span text:style-name="T5"> i-</text:span><text:span text:style-name="T5">ый элемент входного сигнала в блок,</text:span><text:span text:style-name="T5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элемент вектора постоянных времени,</text:span><text:span text:style-name="T5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элемент вектора коэффициентов усиления,</text:span><text:span text:style-name="T5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:</text:p>
            <text:p text:style-name="P3"><text:span text:style-name="T5"><draw:frame draw:style-name="fr3" draw:name="Объект5" text:anchor-type="as-char" svg:width="3.709cm" svg:height="1.16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,</text:span></text:p>
            <text:p text:style-name="P2">поэтому пиктограмма данного блока имеет вид передаточной функции инерционно-дифференцирующего звена.</text:p>
            <text:p text:style-name="P2">Размерности сигналов входа, выхода и вектора коэффициентов должны совпадать.</text:p>
            <text:p text:style-name="P2"><text:span text:style-name="T1">Обязательное условие</text:span><text:span text:style-name="T6">: </text:span><text:span text:style-name="T6">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  <text:p text:style-name="P2"><text:span text:style-name="T1">Свойства</text:span><text:span text:style-name="T6">:</text:span></text:p>
            <text:list xml:id="list2750211288053992079" text:style-name="L1">
              <text:list-item>
                <text:p text:style-name="P4"><text:span text:style-name="T3">Постоянные времени – вектор постоянных времени </text:span><text:span text:style-name="T3"><draw:frame draw:style-name="fr3" draw:name="Объект9" text:anchor-type="as-char" svg:width="0.64cm" svg:height="0.62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">в секундах.</text:span></text:p>
              </text:list-item>
            </text:list>
            <text:list xml:id="list4094849366620264766" text:style-name="L2"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P2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дифференцирующее звено</dc:title>
    <dc:date>2014-11-29T01:05:20.90</dc:date>
    <meta:generator>OpenOffice/4.1.1$Win32 OpenOffice.org_project/411m6$Build-9775</meta:generator>
    <meta:editing-duration>PT2H10M21S</meta:editing-duration>
    <meta:editing-cycles>59</meta:editing-cycles>
    <meta:document-statistic meta:table-count="1" meta:image-count="2" meta:object-count="9" meta:page-count="1" meta:paragraph-count="18" meta:word-count="116" meta:character-count="909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i>'</mi>
      <mrow>
        <mo stretchy="false">(</mo>
        <mrow>
          <mi>t</mi>
        </mrow>
        <mo stretchy="false">)</mo>
      </mrow>
    </mrow>
    <annotation encoding="StarMath 5.0">T_i cdot y_i'(t) + y_i(t) ~=~ k_i cdot x_i'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i>k</mi>
            <mo stretchy="false">⋅</mo>
            <mi>s</mi>
          </mrow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 cdot s} over {T cdot s + 1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